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10" table:default-cell-style-name="Default"/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Four Threads</text:p>
          </table:table-cell>
          <table:table-cell office:value-type="string" calcext:value-type="string">
            <text:p>Run #1</text:p>
          </table:table-cell>
          <table:table-cell office:value-type="string" calcext:value-type="string">
            <text:p>Run #2</text:p>
          </table:table-cell>
          <table:table-cell office:value-type="string" calcext:value-type="string">
            <text:p>Run #3</text:p>
          </table:table-cell>
          <table:table-cell office:value-type="string" calcext:value-type="string">
            <text:p>Run #4</text:p>
          </table:table-cell>
          <table:table-cell office:value-type="string" calcext:value-type="string">
            <text:p>Run #5</text:p>
          </table:table-cell>
          <table:table-cell office:value-type="string" calcext:value-type="string">
            <text:p>Run #6</text:p>
          </table:table-cell>
          <table:table-cell office:value-type="string" calcext:value-type="string">
            <text:p>Run #7</text:p>
          </table:table-cell>
          <table:table-cell office:value-type="string" calcext:value-type="string">
            <text:p>Run #8</text:p>
          </table:table-cell>
          <table:table-cell office:value-type="string" calcext:value-type="string">
            <text:p>Run #9</text:p>
          </table:table-cell>
          <table:table-cell office:value-type="string" calcext:value-type="string">
            <text:p>Run #10</text:p>
          </table:table-cell>
        </table:table-row>
        <table:table-row table:style-name="ro1">
          <table:table-cell office:value-type="string" calcext:value-type="string">
            <text:p>Thread #1</text:p>
          </table:table-cell>
          <table:table-cell office:value-type="float" office:value="0.002765" calcext:value-type="float">
            <text:p>0.002765</text:p>
          </table:table-cell>
          <table:table-cell office:value-type="float" office:value="0.002763" calcext:value-type="float">
            <text:p>0.002763</text:p>
          </table:table-cell>
          <table:table-cell office:value-type="float" office:value="0.002714" calcext:value-type="float">
            <text:p>0.002714</text:p>
          </table:table-cell>
          <table:table-cell office:value-type="float" office:value="0.002223" calcext:value-type="float">
            <text:p>0.002223</text:p>
          </table:table-cell>
          <table:table-cell office:value-type="float" office:value="0.001406" calcext:value-type="float">
            <text:p>0.001406</text:p>
          </table:table-cell>
          <table:table-cell office:value-type="float" office:value="0.001144" calcext:value-type="float">
            <text:p>0.001144</text:p>
          </table:table-cell>
          <table:table-cell office:value-type="float" office:value="0.000953" calcext:value-type="float">
            <text:p>0.000953</text:p>
          </table:table-cell>
          <table:table-cell office:value-type="float" office:value="0.000841" calcext:value-type="float">
            <text:p>0.000841</text:p>
          </table:table-cell>
          <table:table-cell office:value-type="float" office:value="0.000854" calcext:value-type="float">
            <text:p>0.000854</text:p>
          </table:table-cell>
          <table:table-cell office:value-type="float" office:value="0.000876" calcext:value-type="float">
            <text:p>0.000876</text:p>
          </table:table-cell>
        </table:table-row>
        <table:table-row table:style-name="ro1">
          <table:table-cell office:value-type="string" calcext:value-type="string">
            <text:p>Thread #2</text:p>
          </table:table-cell>
          <table:table-cell office:value-type="float" office:value="0.002694" calcext:value-type="float">
            <text:p>0.002694</text:p>
          </table:table-cell>
          <table:table-cell office:value-type="float" office:value="0.002626" calcext:value-type="float">
            <text:p>0.002626</text:p>
          </table:table-cell>
          <table:table-cell office:value-type="float" office:value="0.002604" calcext:value-type="float">
            <text:p>0.002604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0.001535" calcext:value-type="float">
            <text:p>0.001535</text:p>
          </table:table-cell>
          <table:table-cell office:value-type="float" office:value="0.001129" calcext:value-type="float">
            <text:p>0.001129</text:p>
          </table:table-cell>
          <table:table-cell office:value-type="float" office:value="0.000923" calcext:value-type="float">
            <text:p>0.000923</text:p>
          </table:table-cell>
          <table:table-cell office:value-type="float" office:value="0.000845" calcext:value-type="float">
            <text:p>0.000845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0.000786" calcext:value-type="float">
            <text:p>0.000786</text:p>
          </table:table-cell>
        </table:table-row>
        <table:table-row table:style-name="ro1">
          <table:table-cell office:value-type="string" calcext:value-type="string">
            <text:p>Thread #3</text:p>
          </table:table-cell>
          <table:table-cell office:value-type="float" office:value="0.003353" calcext:value-type="float">
            <text:p>0.003353</text:p>
          </table:table-cell>
          <table:table-cell office:value-type="float" office:value="0.002618" calcext:value-type="float">
            <text:p>0.002618</text:p>
          </table:table-cell>
          <table:table-cell office:value-type="float" office:value="0.002716" calcext:value-type="float">
            <text:p>0.002716</text:p>
          </table:table-cell>
          <table:table-cell office:value-type="float" office:value="0.001787" calcext:value-type="float">
            <text:p>0.001787</text:p>
          </table:table-cell>
          <table:table-cell office:value-type="float" office:value="0.001377" calcext:value-type="float">
            <text:p>0.001377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0933" calcext:value-type="float">
            <text:p>0.000933</text:p>
          </table:table-cell>
          <table:table-cell office:value-type="float" office:value="0.000862" calcext:value-type="float">
            <text:p>0.000862</text:p>
          </table:table-cell>
          <table:table-cell office:value-type="float" office:value="0.000721" calcext:value-type="float">
            <text:p>0.000721</text:p>
          </table:table-cell>
          <table:table-cell office:value-type="float" office:value="0.000717" calcext:value-type="float">
            <text:p>0.000717</text:p>
          </table:table-cell>
        </table:table-row>
        <table:table-row table:style-name="ro1">
          <table:table-cell office:value-type="string" calcext:value-type="string">
            <text:p>Thread #4</text:p>
          </table:table-cell>
          <table:table-cell office:value-type="float" office:value="0.002652" calcext:value-type="float">
            <text:p>0.002652</text:p>
          </table:table-cell>
          <table:table-cell office:value-type="float" office:value="0.002882" calcext:value-type="float">
            <text:p>0.002882</text:p>
          </table:table-cell>
          <table:table-cell office:value-type="float" office:value="0.002694" calcext:value-type="float">
            <text:p>0.002694</text:p>
          </table:table-cell>
          <table:table-cell office:value-type="float" office:value="0.001475" calcext:value-type="float">
            <text:p>0.001475</text:p>
          </table:table-cell>
          <table:table-cell office:value-type="float" office:value="0.001062" calcext:value-type="float">
            <text:p>0.001062</text:p>
          </table:table-cell>
          <table:table-cell office:value-type="float" office:value="0.000937" calcext:value-type="float">
            <text:p>0.000937</text:p>
          </table:table-cell>
          <table:table-cell office:value-type="float" office:value="0.000965" calcext:value-type="float">
            <text:p>0.000965</text:p>
          </table:table-cell>
          <table:table-cell office:value-type="float" office:value="0.000868" calcext:value-type="float">
            <text:p>0.000868</text:p>
          </table:table-cell>
          <table:table-cell office:value-type="float" office:value="0.000804" calcext:value-type="float">
            <text:p>0.000804</text:p>
          </table:table-cell>
          <table:table-cell office:value-type="float" office:value="0.000724" calcext:value-type="float">
            <text:p>0.000724</text:p>
          </table:table-cell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Single Thread</text:p>
          </table:table-cell>
          <table:table-cell office:value-type="string" calcext:value-type="string">
            <text:p>Run #1</text:p>
          </table:table-cell>
          <table:table-cell office:value-type="string" calcext:value-type="string">
            <text:p>Run #2</text:p>
          </table:table-cell>
          <table:table-cell office:value-type="string" calcext:value-type="string">
            <text:p>Run #3</text:p>
          </table:table-cell>
          <table:table-cell office:value-type="string" calcext:value-type="string">
            <text:p>Run #4</text:p>
          </table:table-cell>
          <table:table-cell office:value-type="string" calcext:value-type="string">
            <text:p>Run #5</text:p>
          </table:table-cell>
          <table:table-cell office:value-type="string" calcext:value-type="string">
            <text:p>Run #6</text:p>
          </table:table-cell>
          <table:table-cell office:value-type="string" calcext:value-type="string">
            <text:p>Run #7</text:p>
          </table:table-cell>
          <table:table-cell office:value-type="string" calcext:value-type="string">
            <text:p>Run #8</text:p>
          </table:table-cell>
          <table:table-cell office:value-type="string" calcext:value-type="string">
            <text:p>Run #9</text:p>
          </table:table-cell>
          <table:table-cell office:value-type="string" calcext:value-type="string">
            <text:p>Run #10</text:p>
          </table:table-cell>
        </table:table-row>
        <table:table-row table:style-name="ro1">
          <table:table-cell office:value-type="string" calcext:value-type="string">
            <text:p>Thread #1</text:p>
          </table:table-cell>
          <table:table-cell office:value-type="float" office:value="0.009522" calcext:value-type="float">
            <text:p>0.009522</text:p>
          </table:table-cell>
          <table:table-cell office:value-type="float" office:value="0.00959" calcext:value-type="float">
            <text:p>0.00959</text:p>
          </table:table-cell>
          <table:table-cell office:value-type="float" office:value="0.010323" calcext:value-type="float">
            <text:p>0.010323</text:p>
          </table:table-cell>
          <table:table-cell office:value-type="float" office:value="0.00636" calcext:value-type="float">
            <text:p>0.00636</text:p>
          </table:table-cell>
          <table:table-cell office:value-type="float" office:value="0.005151" calcext:value-type="float">
            <text:p>0.005151</text:p>
          </table:table-cell>
          <table:table-cell office:value-type="float" office:value="0.00431" calcext:value-type="float">
            <text:p>0.00431</text:p>
          </table:table-cell>
          <table:table-cell office:value-type="float" office:value="0.003552" calcext:value-type="float">
            <text:p>0.003552</text:p>
          </table:table-cell>
          <table:table-cell office:value-type="float" office:value="0.004646" calcext:value-type="float">
            <text:p>0.004646</text:p>
          </table:table-cell>
          <table:table-cell office:value-type="float" office:value="0.003033" calcext:value-type="float">
            <text:p>0.003033</text:p>
          </table:table-cell>
          <table:table-cell office:value-type="float" office:value="0.002742" calcext:value-type="float">
            <text:p>0.0027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18:41:31.286378008</meta:creation-date>
    <dc:date>2025-03-07T18:49:51.482680156</dc:date>
    <meta:editing-duration>PT8M21S</meta:editing-duration>
    <meta:editing-cycles>1</meta:editing-cycles>
    <meta:document-statistic meta:table-count="1" meta:cell-count="77" meta:object-count="0"/>
    <meta:generator>LibreOffice/24.2.7.2$Linux_X86_64 LibreOffice_project/420$Build-2</meta:generator>
  </office:meta>
</office:document-meta>
</file>